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officeooo:rsid="00260af5" officeooo:paragraph-rsid="00260af5"/>
    </style:style>
    <style:style style:name="P2" style:family="paragraph" style:parent-style-name="Text_20_body">
      <style:text-properties officeooo:rsid="00260af5" officeooo:paragraph-rsid="00260af5"/>
    </style:style>
    <style:style style:name="P3" style:family="paragraph" style:parent-style-name="Text_20_body">
      <style:text-properties officeooo:rsid="0022c147" officeooo:paragraph-rsid="0022c147"/>
    </style:style>
    <style:style style:name="P4" style:family="paragraph" style:parent-style-name="Text_20_body">
      <style:text-properties officeooo:rsid="00264c06" officeooo:paragraph-rsid="00264c06"/>
    </style:style>
    <style:style style:name="P5" style:family="paragraph" style:parent-style-name="Text_20_body">
      <style:text-properties officeooo:rsid="0027f20d" officeooo:paragraph-rsid="0027f20d"/>
    </style:style>
    <style:style style:name="P6" style:family="paragraph" style:parent-style-name="Preformatted_20_Text">
      <style:text-properties officeooo:paragraph-rsid="0027f20d"/>
    </style:style>
    <style:style style:name="P7" style:family="paragraph" style:parent-style-name="Text_20_body">
      <style:text-properties officeooo:paragraph-rsid="0027f20d"/>
    </style:style>
    <style:style style:name="P8" style:family="paragraph" style:parent-style-name="Standard">
      <style:text-properties officeooo:rsid="002fe886" officeooo:paragraph-rsid="002fe886"/>
    </style:style>
    <style:style style:name="P9" style:family="paragraph" style:parent-style-name="Text_20_body">
      <style:text-properties officeooo:rsid="002fe886" officeooo:paragraph-rsid="002fe886"/>
    </style:style>
    <style:style style:name="P10" style:family="paragraph" style:parent-style-name="Text_20_body">
      <style:text-properties officeooo:rsid="00246764" officeooo:paragraph-rsid="00246764"/>
    </style:style>
    <style:style style:name="P11" style:family="paragraph" style:parent-style-name="Preformatted_20_Text">
      <style:text-properties officeooo:paragraph-rsid="00246764"/>
    </style:style>
    <style:style style:name="P12" style:family="paragraph" style:parent-style-name="Text_20_body">
      <style:text-properties officeooo:paragraph-rsid="00246764"/>
    </style:style>
    <style:style style:name="P13" style:family="paragraph" style:parent-style-name="Preformatted_20_Text">
      <style:text-properties fo:font-size="8pt" style:font-size-asian="8pt" style:font-size-complex="8pt"/>
    </style:style>
    <style:style style:name="P14" style:family="paragraph" style:parent-style-name="Preformatted_20_Text">
      <style:text-properties fo:font-size="8pt" officeooo:paragraph-rsid="00367b4b" style:font-size-asian="8pt" style:font-size-complex="8pt"/>
    </style:style>
    <style:style style:name="P15" style:family="paragraph" style:parent-style-name="Preformatted_20_Text">
      <style:text-properties officeooo:paragraph-rsid="0022308a"/>
    </style:style>
    <style:style style:name="P16" style:family="paragraph" style:parent-style-name="Preformatted_20_Text">
      <style:text-properties officeooo:paragraph-rsid="00260af5"/>
    </style:style>
    <style:style style:name="P17" style:family="paragraph" style:parent-style-name="Standard">
      <style:text-properties officeooo:paragraph-rsid="00260af5"/>
    </style:style>
    <style:style style:name="P18" style:family="paragraph" style:parent-style-name="Text_20_body">
      <style:text-properties officeooo:paragraph-rsid="00260af5"/>
    </style:style>
    <style:style style:name="P19" style:family="paragraph" style:parent-style-name="Preformatted_20_Text">
      <style:text-properties officeooo:paragraph-rsid="002e03ed"/>
    </style:style>
    <style:style style:name="P20" style:family="paragraph" style:parent-style-name="Text_20_body">
      <style:text-properties officeooo:paragraph-rsid="002e03ed"/>
    </style:style>
    <style:style style:name="P21" style:family="paragraph" style:parent-style-name="Preformatted_20_Text">
      <style:text-properties officeooo:paragraph-rsid="002fe886"/>
    </style:style>
    <style:style style:name="P22" style:family="paragraph" style:parent-style-name="Text_20_body">
      <style:text-properties officeooo:rsid="001bb4b3" officeooo:paragraph-rsid="001bb4b3"/>
    </style:style>
    <style:style style:name="P23" style:family="paragraph" style:parent-style-name="Text_20_body">
      <style:text-properties officeooo:rsid="001bb4b3" officeooo:paragraph-rsid="001e45e1"/>
    </style:style>
    <style:style style:name="P24" style:family="paragraph" style:parent-style-name="Text_20_body">
      <style:text-properties officeooo:rsid="001e45e1" officeooo:paragraph-rsid="001e45e1"/>
    </style:style>
    <style:style style:name="P25" style:family="paragraph" style:parent-style-name="Text_20_body">
      <style:text-properties officeooo:rsid="001f1afe" officeooo:paragraph-rsid="001f1afe"/>
    </style:style>
    <style:style style:name="P26" style:family="paragraph" style:parent-style-name="Text_20_body">
      <style:text-properties officeooo:rsid="0022308a" officeooo:paragraph-rsid="0022308a"/>
    </style:style>
    <style:style style:name="P27" style:family="paragraph" style:parent-style-name="Text_20_body">
      <style:text-properties officeooo:paragraph-rsid="0025d7c7"/>
    </style:style>
    <style:style style:name="P28" style:family="paragraph" style:parent-style-name="Text_20_body">
      <style:text-properties officeooo:rsid="0028fd4c" officeooo:paragraph-rsid="0028fd4c"/>
    </style:style>
    <style:style style:name="P29" style:family="paragraph" style:parent-style-name="Text_20_body">
      <style:text-properties officeooo:rsid="002a75eb" officeooo:paragraph-rsid="002a75eb"/>
    </style:style>
    <style:style style:name="P30" style:family="paragraph" style:parent-style-name="Text_20_body">
      <style:text-properties officeooo:paragraph-rsid="002c678f"/>
    </style:style>
    <style:style style:name="P31" style:family="paragraph" style:parent-style-name="Text_20_body">
      <style:text-properties officeooo:rsid="002c678f" officeooo:paragraph-rsid="002c678f"/>
    </style:style>
    <style:style style:name="P32" style:family="paragraph" style:parent-style-name="Text_20_body">
      <style:text-properties officeooo:rsid="002d14f8" officeooo:paragraph-rsid="002d14f8"/>
    </style:style>
    <style:style style:name="P33" style:family="paragraph" style:parent-style-name="Text_20_body">
      <style:text-properties officeooo:rsid="002d6d0f" officeooo:paragraph-rsid="002d6d0f"/>
    </style:style>
    <style:style style:name="P34" style:family="paragraph" style:parent-style-name="Text_20_body">
      <style:text-properties officeooo:paragraph-rsid="002d14f8"/>
    </style:style>
    <style:style style:name="P35" style:family="paragraph" style:parent-style-name="Text_20_body">
      <style:text-properties officeooo:rsid="002e03ed" officeooo:paragraph-rsid="002e03ed"/>
    </style:style>
    <style:style style:name="P36" style:family="paragraph" style:parent-style-name="Text_20_body">
      <style:text-properties officeooo:rsid="002efe50" officeooo:paragraph-rsid="002efe50"/>
    </style:style>
    <style:style style:name="P37" style:family="paragraph" style:parent-style-name="Text_20_body">
      <style:text-properties officeooo:rsid="0030eb69" officeooo:paragraph-rsid="0030eb69"/>
    </style:style>
    <style:style style:name="P38" style:family="paragraph" style:parent-style-name="Text_20_body">
      <style:text-properties officeooo:rsid="003120c9" officeooo:paragraph-rsid="003120c9"/>
    </style:style>
    <style:style style:name="P39" style:family="paragraph" style:parent-style-name="Text_20_body">
      <style:text-properties officeooo:rsid="0031d895" officeooo:paragraph-rsid="0031d895"/>
    </style:style>
    <style:style style:name="P40" style:family="paragraph" style:parent-style-name="Text_20_body">
      <style:text-properties officeooo:paragraph-rsid="0030eb69"/>
    </style:style>
    <style:style style:name="P41" style:family="paragraph" style:parent-style-name="Preformatted_20_Text">
      <style:text-properties officeooo:rsid="043b3878" officeooo:paragraph-rsid="00367b4b"/>
    </style:style>
    <style:style style:name="P42" style:family="paragraph" style:parent-style-name="Preformatted_20_Text">
      <style:text-properties officeooo:paragraph-rsid="00367b4b"/>
    </style:style>
    <style:style style:name="P43" style:family="paragraph" style:parent-style-name="Standard">
      <style:text-properties officeooo:paragraph-rsid="00367b4b"/>
    </style:style>
    <style:style style:name="P44" style:family="paragraph" style:parent-style-name="Text_20_body">
      <style:text-properties officeooo:paragraph-rsid="00367b4b"/>
    </style:style>
    <style:style style:name="P45" style:family="paragraph" style:parent-style-name="Standard">
      <style:text-properties officeooo:rsid="0025d7c7" officeooo:paragraph-rsid="00260af5"/>
    </style:style>
    <style:style style:name="P46" style:family="paragraph" style:parent-style-name="Standard">
      <style:text-properties officeooo:rsid="010e4345" officeooo:paragraph-rsid="00367b4b"/>
    </style:style>
    <style:style style:name="P47" style:family="paragraph" style:parent-style-name="Text_20_body">
      <style:text-properties officeooo:rsid="010e4345" officeooo:paragraph-rsid="00367b4b"/>
    </style:style>
    <style:style style:name="P48" style:family="paragraph" style:parent-style-name="Text_20_body">
      <style:text-properties fo:font-style="normal" officeooo:rsid="00264c06" officeooo:paragraph-rsid="00264c06" style:font-style-asian="normal" style:font-style-complex="normal"/>
    </style:style>
    <style:style style:name="P49" style:family="paragraph" style:parent-style-name="Heading">
      <style:text-properties officeooo:rsid="00260af5" officeooo:paragraph-rsid="0038687c"/>
    </style:style>
    <style:style style:name="P50" style:family="paragraph" style:parent-style-name="Heading_20_1">
      <style:paragraph-properties fo:break-before="page"/>
      <style:text-properties officeooo:rsid="0022c147" officeooo:paragraph-rsid="0022c147"/>
    </style:style>
    <style:style style:name="P51" style:family="paragraph" style:parent-style-name="Heading_20_1">
      <style:text-properties officeooo:rsid="00264c06" officeooo:paragraph-rsid="00264c06"/>
    </style:style>
    <style:style style:name="P52" style:family="paragraph" style:parent-style-name="Heading_20_1">
      <style:text-properties officeooo:rsid="0027f20d" officeooo:paragraph-rsid="0027f20d"/>
    </style:style>
    <style:style style:name="P53" style:family="paragraph" style:parent-style-name="Heading_20_1">
      <style:text-properties officeooo:rsid="002fe886" officeooo:paragraph-rsid="002fe886"/>
    </style:style>
    <style:style style:name="P54" style:family="paragraph" style:parent-style-name="Heading_20_2">
      <style:text-properties officeooo:rsid="00246764" officeooo:paragraph-rsid="00246764"/>
    </style:style>
    <style:style style:name="P55" style:family="paragraph" style:parent-style-name="Heading_20_2">
      <style:text-properties officeooo:rsid="00264c06" officeooo:paragraph-rsid="00264c06"/>
    </style:style>
    <style:style style:name="P56" style:family="paragraph" style:parent-style-name="Heading_20_2">
      <style:text-properties officeooo:rsid="00260af5" officeooo:paragraph-rsid="00260af5"/>
    </style:style>
    <style:style style:name="P57" style:family="paragraph" style:parent-style-name="Heading_20_2">
      <style:text-properties officeooo:rsid="002fe886" officeooo:paragraph-rsid="002fe886"/>
    </style:style>
    <style:style style:name="P58" style:family="paragraph" style:parent-style-name="Heading_20_3">
      <style:text-properties officeooo:rsid="00246764" officeooo:paragraph-rsid="00246764"/>
    </style:style>
    <style:style style:name="P59" style:family="paragraph" style:parent-style-name="Preformatted_20_Text" style:list-style-name="L2"/>
    <style:style style:name="P60" style:family="paragraph" style:parent-style-name="Preformatted_20_Text" style:list-style-name="L3"/>
    <style:style style:name="P61" style:family="paragraph" style:parent-style-name="Preformatted_20_Text">
      <style:text-properties officeooo:rsid="00260af5" officeooo:paragraph-rsid="0038687c"/>
    </style:style>
    <style:style style:name="P62" style:family="paragraph" style:parent-style-name="Preformatted_20_Text">
      <style:text-properties officeooo:paragraph-rsid="0038687c"/>
    </style:style>
    <style:style style:name="P63" style:family="paragraph" style:parent-style-name="Standard">
      <style:text-properties officeooo:rsid="0025d7c7" officeooo:paragraph-rsid="0038687c"/>
    </style:style>
    <style:style style:name="P64" style:family="paragraph" style:parent-style-name="Standard">
      <style:text-properties officeooo:paragraph-rsid="0038687c"/>
    </style:style>
    <style:style style:name="P65" style:family="paragraph" style:parent-style-name="Text_20_body" style:list-style-name="L1">
      <style:text-properties officeooo:rsid="002d14f8" officeooo:paragraph-rsid="002d14f8"/>
    </style:style>
    <style:style style:name="P66" style:family="paragraph" style:parent-style-name="Text_20_body" style:list-style-name="L2">
      <style:text-properties officeooo:rsid="002d14f8" officeooo:paragraph-rsid="002d14f8"/>
    </style:style>
    <style:style style:name="P67" style:family="paragraph" style:parent-style-name="Text_20_body" style:list-style-name="L3">
      <style:text-properties officeooo:rsid="0031d895" officeooo:paragraph-rsid="0031d895"/>
    </style:style>
    <style:style style:name="P68" style:family="paragraph" style:parent-style-name="Text_20_body">
      <style:text-properties officeooo:rsid="00264c06" officeooo:paragraph-rsid="0038687c"/>
    </style:style>
    <style:style style:name="P69" style:family="paragraph" style:parent-style-name="Text_20_body">
      <style:text-properties officeooo:rsid="00260af5" officeooo:paragraph-rsid="0038687c"/>
    </style:style>
    <style:style style:name="P70" style:family="paragraph" style:parent-style-name="Text_20_body">
      <style:text-properties officeooo:paragraph-rsid="0038687c"/>
    </style:style>
    <style:style style:name="T1" style:family="text">
      <style:text-properties officeooo:rsid="001bb4b3"/>
    </style:style>
    <style:style style:name="T2" style:family="text">
      <style:text-properties officeooo:rsid="001cdecf"/>
    </style:style>
    <style:style style:name="T3" style:family="text">
      <style:text-properties officeooo:rsid="001e45e1"/>
    </style:style>
    <style:style style:name="T4" style:family="text">
      <style:text-properties fo:color="#ff0000" loext:opacity="100%" style:font-name="Courier" fo:font-size="9.5pt" fo:font-weight="bold" style:font-size-asian="9.5pt" style:font-weight-asian="bold"/>
    </style:style>
    <style:style style:name="T5" style:family="text">
      <style:text-properties fo:color="#000000" loext:opacity="100%" style:font-name="Courier" fo:font-size="9.5pt" fo:font-weight="bold" officeooo:rsid="002fe886" style:font-size-asian="9.5pt" style:font-weight-asian="bold"/>
    </style:style>
    <style:style style:name="T6" style:family="text">
      <style:text-properties officeooo:rsid="001f1afe"/>
    </style:style>
    <style:style style:name="T7" style:family="text">
      <style:text-properties officeooo:rsid="00205680"/>
    </style:style>
    <style:style style:name="T8" style:family="text">
      <style:text-properties officeooo:rsid="0022308a"/>
    </style:style>
    <style:style style:name="T9" style:family="text">
      <style:text-properties officeooo:rsid="0022c147"/>
    </style:style>
    <style:style style:name="T10" style:family="text">
      <style:text-properties officeooo:rsid="00246764"/>
    </style:style>
    <style:style style:name="T11" style:family="text">
      <style:text-properties fo:font-style="italic" style:font-style-asian="italic" style:font-style-complex="italic"/>
    </style:style>
    <style:style style:name="T12" style:family="text">
      <style:text-properties fo:font-style="italic" officeooo:rsid="00246764" style:font-style-asian="italic" style:font-style-complex="italic"/>
    </style:style>
    <style:style style:name="T13" style:family="text">
      <style:text-properties fo:font-style="italic" officeooo:rsid="002efe50" style:font-style-asian="italic" style:font-style-complex="italic"/>
    </style:style>
    <style:style style:name="T14" style:family="text">
      <style:text-properties fo:font-style="italic" officeooo:rsid="010e4345"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officeooo:rsid="0110f9a0" style:font-style-asian="italic" style:font-weight-asian="normal" style:font-style-complex="italic" style:font-weight-complex="normal"/>
    </style:style>
    <style:style style:name="T17" style:family="text">
      <style:text-properties fo:font-weight="bold" style:font-weight-asian="bold" style:font-weight-complex="bold"/>
    </style:style>
    <style:style style:name="T18" style:family="text">
      <style:text-properties fo:font-weight="bold" officeooo:rsid="00246764" style:font-weight-asian="bold" style:font-weight-complex="bold"/>
    </style:style>
    <style:style style:name="T19" style:family="text">
      <style:text-properties fo:font-weight="bold" officeooo:rsid="002c678f" style:font-weight-asian="bold" style:font-weight-complex="bold"/>
    </style:style>
    <style:style style:name="T20" style:family="text">
      <style:text-properties fo:font-weight="bold" officeooo:rsid="002fe886" style:font-weight-asian="bold" style:font-weight-complex="bold"/>
    </style:style>
    <style:style style:name="T21" style:family="text">
      <style:text-properties style:font-name="Liberation Mono" fo:font-size="10pt" fo:font-weight="bold" style:font-size-asian="10pt" style:font-weight-asian="bold" style:font-size-complex="10pt" style:font-weight-complex="bold"/>
    </style:style>
    <style:style style:name="T22" style:family="text">
      <style:text-properties style:font-name="Liberation Mono" fo:font-size="10pt" fo:font-weight="bold" officeooo:rsid="00246764" style:font-size-asian="10pt" style:font-weight-asian="bold" style:font-size-complex="10pt" style:font-weight-complex="bold"/>
    </style:style>
    <style:style style:name="T23" style:family="text">
      <style:text-properties style:font-name="Liberation Mono" fo:font-size="10pt" fo:font-weight="bold" officeooo:rsid="002c678f" style:font-size-asian="10pt" style:font-weight-asian="bold" style:font-size-complex="10pt" style:font-weight-complex="bold"/>
    </style:style>
    <style:style style:name="T24" style:family="text">
      <style:text-properties style:font-name="Liberation Mono" fo:font-size="10pt" fo:font-weight="bold" officeooo:rsid="002e03ed" style:font-size-asian="10pt" style:font-weight-asian="bold" style:font-size-complex="10pt" style:font-weight-complex="bold"/>
    </style:style>
    <style:style style:name="T25" style:family="text">
      <style:text-properties style:font-name="Liberation Mono" fo:font-size="10pt" fo:font-weight="bold" officeooo:rsid="002d14f8" style:font-size-asian="10pt" style:font-weight-asian="bold" style:font-size-complex="10pt" style:font-weight-complex="bold"/>
    </style:style>
    <style:style style:name="T26" style:family="text">
      <style:text-properties style:font-name="Liberation Mono" fo:font-size="10pt" fo:font-weight="bold" officeooo:rsid="0030eb69" style:font-size-asian="10pt" style:font-weight-asian="bold" style:font-size-complex="10pt" style:font-weight-complex="bold"/>
    </style:style>
    <style:style style:name="T27"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28" style:family="text">
      <style:text-properties style:font-name="Liberation Mono" fo:font-size="10pt" fo:font-style="normal" fo:font-weight="bold" officeooo:rsid="00246764" style:font-size-asian="10pt" style:font-style-asian="normal" style:font-weight-asian="bold" style:font-size-complex="10pt" style:font-style-complex="normal" style:font-weight-complex="bold"/>
    </style:style>
    <style:style style:name="T29" style:family="text">
      <style:text-properties style:font-name="Liberation Mono" fo:font-size="10pt" fo:font-style="normal" fo:font-weight="bold" officeooo:rsid="04333077" style:font-size-asian="10pt" style:font-style-asian="normal" style:font-weight-asian="bold" style:font-size-complex="10pt" style:font-style-complex="normal" style:font-weight-complex="bold"/>
    </style:style>
    <style:style style:name="T30" style:family="text">
      <style:text-properties style:font-name="Liberation Mono" fo:font-size="10pt" fo:font-style="normal" fo:font-weight="bold" officeooo:rsid="043b3878" style:font-size-asian="10pt" style:font-style-asian="normal" style:font-weight-asian="bold" style:font-size-complex="10pt" style:font-style-complex="normal" style:font-weight-complex="bold"/>
    </style:style>
    <style:style style:name="T31" style:family="text">
      <style:text-properties fo:font-style="normal" style:font-style-asian="normal" style:font-style-complex="normal"/>
    </style:style>
    <style:style style:name="T32" style:family="text">
      <style:text-properties fo:font-style="normal" officeooo:rsid="00246764" style:font-style-asian="normal" style:font-style-complex="normal"/>
    </style:style>
    <style:style style:name="T33" style:family="text">
      <style:text-properties fo:font-style="normal" officeooo:rsid="002efe50" style:font-style-asian="normal" style:font-style-complex="normal"/>
    </style:style>
    <style:style style:name="T34" style:family="text">
      <style:text-properties fo:font-style="normal" officeooo:rsid="010e4345" style:font-style-asian="normal" style:font-style-complex="normal"/>
    </style:style>
    <style:style style:name="T35" style:family="text">
      <style:text-properties fo:font-style="normal" officeooo:rsid="04333077" style:font-style-asian="normal" style:font-style-complex="normal"/>
    </style:style>
    <style:style style:name="T36" style:family="text">
      <style:text-properties fo:font-style="normal" officeooo:rsid="010f3b0e" style:font-style-asian="normal" style:font-style-complex="normal"/>
    </style:style>
    <style:style style:name="T37" style:family="text">
      <style:text-properties fo:font-style="normal" officeooo:rsid="043b3878"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439ed90" style:font-style-asian="normal" style:font-weight-asian="normal" style:font-style-complex="normal" style:font-weight-complex="normal"/>
    </style:style>
    <style:style style:name="T40" style:family="text">
      <style:text-properties fo:font-style="normal" fo:font-weight="normal" officeooo:rsid="043b3878" style:font-style-asian="normal" style:font-weight-asian="normal" style:font-style-complex="normal" style:font-weight-complex="normal"/>
    </style:style>
    <style:style style:name="T41" style:family="text">
      <style:text-properties fo:font-style="normal" fo:font-weight="normal" officeooo:rsid="043cac72" style:font-style-asian="normal" style:font-weight-asian="normal" style:font-style-complex="normal" style:font-weight-complex="normal"/>
    </style:style>
    <style:style style:name="T42" style:family="text">
      <style:text-properties fo:font-style="normal" fo:font-weight="normal" officeooo:rsid="043dcc87" style:font-style-asian="normal" style:font-weight-asian="normal" style:font-style-complex="normal" style:font-weight-complex="normal"/>
    </style:style>
    <style:style style:name="T43" style:family="text">
      <style:text-properties fo:font-style="normal" fo:font-weight="normal" officeooo:rsid="0110f9a0" style:font-style-asian="normal" style:font-weight-asian="normal" style:font-style-complex="normal" style:font-weight-complex="normal"/>
    </style:style>
    <style:style style:name="T44" style:family="text">
      <style:text-properties fo:font-style="normal" fo:font-weight="normal" officeooo:rsid="043ef709" style:font-style-asian="normal" style:font-weight-asian="normal" style:font-style-complex="normal" style:font-weight-complex="normal"/>
    </style:style>
    <style:style style:name="T45" style:family="text">
      <style:text-properties fo:font-style="normal" fo:font-weight="bold" officeooo:rsid="0110f9a0" style:font-style-asian="normal" style:font-weight-asian="bold" style:font-style-complex="normal" style:font-weight-complex="bold"/>
    </style:style>
    <style:style style:name="T46" style:family="text">
      <style:text-properties officeooo:rsid="0025d7c7"/>
    </style:style>
    <style:style style:name="T47" style:family="text">
      <style:text-properties fo:color="#0000ff" loext:opacity="100%" style:font-name="Courier" fo:font-size="9.5pt" fo:font-weight="bold" style:font-size-asian="9.5pt" style:font-weight-asian="bold"/>
    </style:style>
    <style:style style:name="T48" style:family="text">
      <style:text-properties officeooo:rsid="00260af5"/>
    </style:style>
    <style:style style:name="T49" style:family="text">
      <style:text-properties officeooo:rsid="00264c06"/>
    </style:style>
    <style:style style:name="T50" style:family="text">
      <style:text-properties officeooo:rsid="0027aad6"/>
    </style:style>
    <style:style style:name="T51" style:family="text">
      <style:text-properties officeooo:rsid="0028fd4c"/>
    </style:style>
    <style:style style:name="T52" style:family="text">
      <style:text-properties style:text-position="super 58%"/>
    </style:style>
    <style:style style:name="T53" style:family="text">
      <style:text-properties officeooo:rsid="002a75eb"/>
    </style:style>
    <style:style style:name="T54" style:family="text">
      <style:text-properties officeooo:rsid="002c678f"/>
    </style:style>
    <style:style style:name="T55" style:family="text">
      <style:text-properties officeooo:rsid="002d14f8"/>
    </style:style>
    <style:style style:name="T56" style:family="text">
      <style:text-properties officeooo:rsid="002d6d0f"/>
    </style:style>
    <style:style style:name="T57" style:family="text">
      <style:text-properties officeooo:rsid="002e03ed"/>
    </style:style>
    <style:style style:name="T58" style:family="text">
      <style:text-properties officeooo:rsid="002efe50"/>
    </style:style>
    <style:style style:name="T59" style:family="text">
      <style:text-properties officeooo:rsid="002fe886"/>
    </style:style>
    <style:style style:name="T60" style:family="text">
      <style:text-properties officeooo:rsid="0030c2dd"/>
    </style:style>
    <style:style style:name="T61" style:family="text">
      <style:text-properties officeooo:rsid="0030eb69"/>
    </style:style>
    <style:style style:name="T62" style:family="text">
      <style:text-properties officeooo:rsid="0031d895"/>
    </style:style>
    <style:style style:name="T63" style:family="text">
      <style:text-properties officeooo:rsid="00337290"/>
    </style:style>
    <style:style style:name="T64" style:family="text">
      <style:text-properties officeooo:rsid="04366910"/>
    </style:style>
    <style:style style:name="T65" style:family="text">
      <style:text-properties officeooo:rsid="043b3878"/>
    </style:style>
    <style:style style:name="T66" style:family="text">
      <style:text-properties officeooo:rsid="010e4345"/>
    </style:style>
    <style:style style:name="T67" style:family="text">
      <style:text-properties officeooo:rsid="04333077"/>
    </style:style>
    <style:style style:name="T68" style:family="text">
      <style:text-properties officeooo:rsid="043dcc87"/>
    </style:style>
    <style:style style:name="T69" style:family="text">
      <style:text-properties officeooo:rsid="0439ed90"/>
    </style:style>
    <style:style style:name="T70" style:family="text">
      <style:text-properties officeooo:rsid="010f3b0e"/>
    </style:style>
    <style:style style:name="T71" style:family="text">
      <style:text-properties officeooo:rsid="04408c0c"/>
    </style:style>
    <style:style style:name="T72" style:family="text">
      <style:text-properties fo:font-size="8pt" style:font-size-asian="8pt" style:font-size-complex="8pt"/>
    </style:style>
    <style:style style:name="T73" style:family="text">
      <style:text-properties fo:font-size="8pt" officeooo:rsid="010f3b0e" style:font-size-asian="8pt" style:font-size-complex="8pt"/>
    </style:style>
    <style:style style:name="T74" style:family="text">
      <style:text-properties fo:font-size="8pt" officeooo:rsid="0439ed90" style:font-size-asian="8pt" style:font-size-complex="8pt"/>
    </style:style>
    <style:style style:name="T75" style:family="text">
      <style:text-properties fo:font-size="8pt" officeooo:rsid="043b3878" style:font-size-asian="8pt" style:font-size-complex="8pt"/>
    </style:style>
    <style:style style:name="T76" style:family="text">
      <style:text-properties officeooo:rsid="00367b4b"/>
    </style:style>
    <style:style style:name="T77" style:family="text">
      <style:text-properties officeooo:rsid="0038687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bugging in QDL</text:p>
      <text:p text:style-name="P22">The basic process of debugging is running your program in a controlled environment that allows you to find errors. In the case of QDL, there is the debugger command, which allows for selective writing of information to the error stream and the state indicator system, which permits you to halt execution of a program and explore the state of it before resuming. </text:p>
      <text:h text:style-name="Heading_20_1" text:outline-level="1">The debugger <text:span text:style-name="T1">command.</text:span></text:h>
      <text:p text:style-name="P23">The <text:span text:style-name="T2">function</text:span> reference <text:span text:style-name="T2">has a good section on it. An example </text:span><text:span text:style-name="T3">is included in the standard distribution in $QDL_HOME/examples/debugger-ex.qdl which allows you to set the debugger level in the workspace and see how it affects the output. </text:span><text:span text:style-name="T9">The debugger lets you put statements at different levels throughout your code so you can ratchet up or down the level or warnings as needed.</text:span></text:p>
      <text:p text:style-name="P24">E.g.</text:p>
      <text:p text:style-name="Preformatted_20_Text"><text:s text:c="3"/>debugger(1); // set to lowest level, show everything<text:line-break/> <text:s text:c="2"/>script_run(info('user').'qdl_home'+'/examples/debugger-ex.qdl'); </text:p>
      <text:p text:style-name="P24">Which will print out the following to the console (in the Swing gui, the output window):</text:p>
      <text:p text:style-name="Preformatted_20_Text">current debugger settings:</text:p>
      <text:p text:style-name="Preformatted_20_Text"><text:s text:c="3"/>delimiter : <text:s/>| </text:p>
      <text:p text:style-name="Preformatted_20_Text"><text:s text:c="5"/>enabled : true</text:p>
      <text:p text:style-name="Preformatted_20_Text"><text:s text:c="7"/>level : <text:span text:style-name="T6">1</text:span></text:p>
      <text:p text:style-name="Preformatted_20_Text"><text:s text:c="7"/>title : WorkspaceCommands</text:p>
      <text:p text:style-name="Preformatted_20_Text"><text:s text:c="7"/>ts_on : true</text:p>
      <text:p text:style-name="Preformatted_20_Text">debugger example done!</text:p>
      <text:p text:style-name="Text_20_body"/>
      <text:p text:style-name="P25">And (if in Swing GUI) the following to the window where you started QDL:</text:p>
      <text:p text:style-name="P13">2025-05-14T11:33:44.073Z | debugger-ex.qdl | trace: this is a debugger message at level 1</text:p>
      <text:p text:style-name="P13">2025-05-14T11:33:46.149Z | debugger-ex.qdl | info: this is a debugger message at level 2</text:p>
      <text:p text:style-name="P13">2025-05-14T11:33:46.743Z | debugger-ex.qdl | warn: this is a debugger message at level 3</text:p>
      <text:p text:style-name="P13">2025-05-14T11:33:47.252Z | debugger-ex.qdl | severe: this is a debugger message at level 4</text:p>
      <text:p text:style-name="P13">2025-05-14T11:33:47.738Z | debugger-ex.qdl | error: this is a debugger message at level 5</text:p>
      <text:p text:style-name="P25"/>
      <text:p text:style-name="P25">Or this will end up in the console window if you are running QDL in ascii/text or ANSI mode. Note that the output is formatted with the timestamp and process <text:span text:style-name="T7">(or script name)</text:span> that called the debugger. <text:span text:style-name="T8">See the manual for all the particulars. But running this with a different debugger level, say 4, so only severe or worse output is show yields</text:span></text:p>
      <text:p text:style-name="P15"><text:s text:c="3"/>debugger(<text:span text:style-name="T8">4</text:span>);<text:line-break/> <text:s text:c="2"/>script_run(info('user').'qdl_home'+'/examples/debugger-ex.qdl'); </text:p>
      <text:p text:style-name="Text_20_body"/>
      <text:p text:style-name="P26">and wherever system error is showing you will see the following new entries:</text:p>
      <text:p text:style-name="P13">2025-05-14T12:12:05.848Z | debugger-ex.qdl | severe: this is a debugger message at level 4</text:p>
      <text:p text:style-name="P13">2025-05-14T12:12:05.848Z | debugger-ex.qdl | error: this is a debugger message at level 5</text:p>
      <text:p text:style-name="Text_20_body"/>
      <text:h text:style-name="P50" text:outline-level="1">Using the SI (state indicator) and halt functions.</text:h>
      <text:p text:style-name="P3">The halt function will send an interrupt to the process and suspend it <text:span text:style-name="T10">according to the current configuration of the SI. </text:span></text:p>
      <text:h text:style-name="P54" text:outline-level="2">Sending interrupts</text:h>
      <text:p text:style-name="P12"><text:span text:style-name="T10">To </text:span><text:span text:style-name="T12">send an interrupt</text:span><text:span text:style-name="T10"> means to call the </text:span><text:span text:style-name="T22">halt</text:span><text:span text:style-name="T10"> command which will tell the processor to suspend execution as per configuration of the SI. <text:s/></text:span><text:span text:style-name="T48">You may then inspect the state (variables, functions et.) and view information about the process by listing it in the SI. It may be resumed to the next viable interrupt. <text:s/></text:span><text:span text:style-name="T10">The </text:span><text:span text:style-name="T22">halt</text:span> <text:span text:style-name="T10">command allows for a message and a label. <text:s/>Note that the basic unit of execution in QDL is the statement. Since </text:span><text:span text:style-name="T22">halt</text:span> <text:span text:style-name="T10">is a function, it may be called any place but the effect is to terminate the current statement. The number of the statement (which may span many lines) is show as is the line number. It is for this reason that best practices dictate having <text:s/></text:span><text:span text:style-name="T22">halt </text:span><text:span text:style-name="T10">by itself on a single line. That said as a function, it may be executed conditionally, so this is perfectly fine</text:span></text:p>
      <text:p text:style-name="P11"><text:s text:c="3"/><text:span text:style-name="T10">size(args()) != 2 </text:span>⇒ <text:span text:style-name="T10">halt(</text:span>'No username or password supplied');</text:p>
      <text:p text:style-name="P12"/>
      <text:p text:style-name="P10">indicating that during debugging, if the correct arguments are not passed, an interrupt is always sent.</text:p>
      <text:h text:style-name="P58" text:outline-level="3">The use of labels</text:h>
      <text:p text:style-name="Text_20_body"><text:span text:style-name="T22">halt </text:span><text:s/><text:span text:style-name="T10">may have a first argument that is called a label. In fact, this is any QDL object that can be matched exactly with </text:span><text:span text:style-name="T18">==</text:span><text:span text:style-name="T10">. This includes strings, </text:span><text:span text:style-name="T46">null, </text:span><text:span text:style-name="T10">integers, booleans and sets. When running the code, you may tell the system which interrupts to include (run only these) or to exclude (skip these) based on matching the label. The system also supports label matching with regular expressions, as well as exactly, but you cannot mix and match lists of labels and regexes.</text:span></text:p>
      <text:p text:style-name="P49">What not to do</text:p>
      <text:p text:style-name="P63">It would be possible – since QDL is a notation – to write some monstrosity like</text:p>
      <text:p text:style-name="P64"/>
      <text:p text:style-name="P62"><text:s text:c="3"/>a. ≔[;<text:span text:style-name="T46">3</text:span>√<text:span text:style-name="T46">h</text:span>alt('my nasty interrupt')];</text:p>
      <text:p text:style-name="P70"><text:span text:style-name="T46"><text:line-break/>but this would mostly be confusing. </text:span><text:span text:style-name="T48">Another bad idea would be to </text:span><text:span text:style-name="T77">use a label like a</text:span><text:span text:style-name="T48"> decimal </text:span><text:span text:style-name="T77">which has potential issues with matching it, e.g. </text:span></text:p>
      <text:p text:style-name="P61">halt(cos(pi()/<text:span text:style-name="T49">6</text:span>), 'cosinus interruptus');</text:p>
      <text:p text:style-name="P70"/>
      <text:p text:style-name="P69"><text:span text:style-name="T77">and</text:span> checking <text:span text:style-name="T77">against</text:span> the value of √3/2, but that is probably not going to work due to internal rounding of decimals. If you really need to check decimals, the right way to do it is with a comparison tolerance, so </text:p>
      <text:p text:style-name="P61"><text:s text:c="3"/><text:bookmark-start text:name="__DdeLink__5425213_2879691293"/>ct := 1.0E-10<text:bookmark-end text:name="__DdeLink__5425213_2879691293"/>; comparison tolerance </text:p>
      <text:p text:style-name="P61"><text:s text:c="3"/>halt(<text:bookmark-start text:name="__DdeLink__5425211_2879691293"/>cos(pi()/6) - √3/2<text:bookmark-end text:name="__DdeLink__5425211_2879691293"/> &lt; ct, 'cosinus interruptus');</text:p>
      <text:p text:style-name="P70"/>
      <text:p text:style-name="P68">and testing for the boolean <text:span text:style-name="T21">true</text:span>.</text:p>
      <text:h text:style-name="P55" text:outline-level="2"><text:soft-page-break/>Viable interrupts</text:h>
      <text:p text:style-name="P4">If you specify a list of interrupt labels, the if a match is termed <text:span text:style-name="T11">viable </text:span><text:span text:style-name="T31">and action is taken. Normally when you start running code all interrupts are viable. You may turn them off with the </text:span><text:span text:style-name="T27">-go</text:span><text:span text:style-name="T31"> switch:</text:span></text:p>
      <text:p text:style-name="Preformatted_20_Text"><text:s text:c="3"/>) 0 -go</text:p>
      <text:p text:style-name="P4"><text:span text:style-name="T31"/></text:p>
      <text:p text:style-name="P48">tells the workspace to execute the buffer numbered 0 (you could also use its handle) and to ignore all interrupts.</text:p>
      <text:h text:style-name="P54" text:outline-level="2">Resuming from an interrupt</text:h>
      <text:p text:style-name="P27"><text:span text:style-name="T10">To resume execution, you issue </text:span><text:span text:style-name="T22">)si resume [pid]</text:span><text:span text:style-name="T10"> or the shorthand </text:span><text:span text:style-name="T22">)) [pid]</text:span><text:span text:style-name="T10">. </text:span><text:s text:c="2"/><text:span text:style-name="T10">Note that the execution begins with </text:span><text:span text:style-name="T12">the next statement</text:span><text:span text:style-name="T32">, as the statement where the <text:s/></text:span><text:span text:style-name="T28">halt </text:span><text:span text:style-name="T10">was sent was aborted at the instant it was called. </text:span></text:p>
      <text:h text:style-name="P56" text:outline-level="2">Where interrupts are disabled.</text:h>
      <text:p text:style-name="P2">If QDL is running in server mode, then all interrupts are disabled, lest since there is no way to have the programmer interact with the runtime environment.</text:p>
      <text:h text:style-name="P51" text:outline-level="1">Using the SI facility <text:span text:style-name="T61">o</text:span>n workspace <text:span text:style-name="T61">buffers</text:span>.</text:h>
      <text:p text:style-name="P4">The SI (State Indicator) facility is a powerful interactive debugging tool. You set your interrupts in your code and then when you run it, it will stop at the <text:span text:style-name="T50">first viable interrupt, list the process id and wait for you to take some action.</text:span></text:p>
      <text:h text:style-name="P52" text:outline-level="1">A sample SI session.</text:h>
      <text:p text:style-name="P5">Included in the standard distribution is an example, <text:span text:style-name="T21">$QDL_HOME/examples/halt-test.qdl</text:span>, which has various interrupts so you can see how it works. <text:span text:style-name="T60">There are several other examples in the comments, so do be sure to have a look at the source code for more. </text:span><text:s/>First ,we create a buffer</text:p>
      <text:p text:style-name="Preformatted_20_Text"><text:s text:c="3"/>h := info('user').'qdl_home' + '/examples/halt-test.qdl'<text:line-break/> )b create h_test &gt;h<text:line-break/>1| |h_test: /home/ncsa/apps/qdl/examples/halt-test.qdl</text:p>
      <text:p text:style-name="Text_20_body"/>
      <text:p text:style-name="P5">This sets the path in the workspace and then uses the variable to create the buffer. To run the test with no interrupts, use the <text:span text:style-name="T21">-go</text:span> flag</text:p>
      <text:p text:style-name="Preformatted_20_Text"><text:s text:c="3"/><text:bookmark-start text:name="__DdeLink__5425251_2879691293"/>) h_test -go<text:bookmark-end text:name="__DdeLink__5425251_2879691293"/></text:p>
      <text:p text:style-name="Preformatted_20_Text">starting halt test</text:p>
      <text:p text:style-name="Preformatted_20_Text">done!</text:p>
      <text:p text:style-name="Text_20_body"/>
      <text:h text:style-name="P52" text:outline-level="1">1. Running the example with all interrupts enabled.</text:h>
      <text:p text:style-name="P5">This section shows how to run the example mostly to show how the SI should be used. So, we start the test, this time allowing every interrupt (and there are a lot of them!)</text:p>
      <text:p text:style-name="P6"><text:s text:c="3"/><text:bookmark-start text:name="__DdeLink__5425251_2879691293 Copy 1"/>) h_test<text:bookmark-end text:name="__DdeLink__5425251_2879691293 Copy 1"/></text:p>
      <text:p text:style-name="P6"><text:soft-page-break/>starting halt test</text:p>
      <text:p text:style-name="P6">Stop #1.</text:p>
      <text:p text:style-name="P6"><text:span text:style-name="T51">pid: </text:span>101</text:p>
      <text:p text:style-name="P7"><text:s text:c="4"/></text:p>
      <text:p text:style-name="P28">What this means is that the first line of output is just printed by the test at startup. The second line is the message that the first interrupt sends. The pid is the number of the process. Let’s look at the state indicator:</text:p>
      <text:p text:style-name="Preformatted_20_Text">pid <text:s text:c="2"/>| active | stmt <text:s/>| line <text:s/>| time <text:s text:c="21"/>| size <text:s text:c="2"/>| message</text:p>
      <text:p text:style-name="Preformatted_20_Text">0 <text:s text:c="4"/>| <text:s text:c="2"/>* <text:s text:c="3"/>| <text:s text:c="6"/>| <text:s text:c="6"/>| 2025-05-14T19:24:48.555Z <text:s/>| 0 <text:s text:c="5"/>| system</text:p>
      <text:p text:style-name="Preformatted_20_Text">101 <text:s text:c="2"/>| <text:s/>--- <text:s text:c="2"/>| 4 <text:s text:c="4"/>| 34 <text:s text:c="3"/>| 2025-05-14T19:25:13.985Z <text:s/>| 0 <text:s text:c="5"/>| Stop #1.</text:p>
      <text:p text:style-name="Text_20_body"/>
      <text:p text:style-name="P28">The first line is always there – it is the system pid and its information. You really can’t do anything with the system process except make it active again (and the asterisk in column 2 makes it as the active process). <text:s/></text:p>
      <text:p text:style-name="P28">The last line is the useful one. <text:s/>It tells us that the interrupt with in the 4<text:span text:style-name="T52">th</text:span> executable statement, which happened at line 34. It gives the timestamp and the size is a rough estimate at used system resources. Since the process didn’t do much more than send an interrupt as soon as it started, it stands to reason there is not a lot of state. Let’s make this process the default one:</text:p>
      <text:p text:style-name="Preformatted_20_Text"><text:s text:c="3"/>)si set 101</text:p>
      <text:p text:style-name="Preformatted_20_Text">pid set to 101</text:p>
      <text:p text:style-name="P28"/>
      <text:p text:style-name="P28">So now to resume, you don’t have to give the pid, just issue the resume command which can be either</text:p>
      <text:p text:style-name="Preformatted_20_Text"><text:s text:c="3"/>)si resume</text:p>
      <text:p text:style-name="P28">or the much easier to type</text:p>
      <text:p text:style-name="Preformatted_20_Text"><text:s text:c="3"/>)) </text:p>
      <text:p text:style-name="Preformatted_20_Text">arg stop #1.: at line 35</text:p>
      <text:p text:style-name="P28"/>
      <text:p text:style-name="P28">This is the next message followed by the line number and again the SI shows this</text:p>
      <text:p text:style-name="Preformatted_20_Text"><text:s text:c="3"/>)si</text:p>
      <text:p text:style-name="P13">pid <text:s text:c="2"/>| active | stmt <text:s/>| line <text:s/>| time <text:s text:c="21"/>| size <text:s text:c="2"/>| message</text:p>
      <text:p text:style-name="P13">0 <text:s text:c="4"/>| <text:s/>--- <text:s text:c="2"/>| <text:s text:c="6"/>| <text:s text:c="6"/>| 2025-05-14T19:24:48.555Z <text:s/>| 0 <text:s text:c="5"/>| system</text:p>
      <text:p text:style-name="P13">101 <text:s text:c="2"/>| <text:s text:c="2"/>* <text:s text:c="3"/>| 5 <text:s text:c="4"/>| 35 <text:s text:c="3"/>| 2025-05-14T19:31:34.485Z <text:s/>| 0 <text:s text:c="5"/>| arg stop #1.</text:p>
      <text:p text:style-name="P28"/>
      <text:p text:style-name="P28">Now, let’s run it again</text:p>
      <text:p text:style-name="Preformatted_20_Text"><text:s text:c="3"/>))</text:p>
      <text:p text:style-name="Preformatted_20_Text">Stop #2. a. is set: at line 37</text:p>
      <text:p text:style-name="P28"/>
      <text:p text:style-name="P29">Now for the utility of all of this. Let’s look at the variables in the workspace:</text:p>
      <text:p text:style-name="Preformatted_20_Text"><text:s text:c="3"/>)vars</text:p>
      <text:p text:style-name="Preformatted_20_Text">A <text:s/>B <text:s/>C <text:s/>a. <text:s/>h <text:s/></text:p>
      <text:p text:style-name="P29"/>
      <text:p text:style-name="P30"><text:span text:style-name="T53">We defined h initially, but the others are defined by the test as it runs and we can explore what the current state is. </text:span><text:span text:style-name="T54">Let’s show how to skip over all the other interrupts to send the one with label 'label 5' since that happens right after a function is defined. To do this we need to give the </text:span><text:span text:style-name="T55">set</text:span><text:span text:style-name="T54"> </text:span><text:span text:style-name="T55">(</text:span><text:span text:style-name="T54">or </text:span><text:span text:style-name="T55">list or </text:span><text:soft-page-break/><text:span text:style-name="T55">stem)</text:span><text:span text:style-name="T54"> of interrupts to execute, skipping all others. This is done with the </text:span><text:span text:style-name="T23">-ii</text:span><text:span text:style-name="T54"> (or the much more verbose </text:span><text:span text:style-name="T23">-include_interrupts</text:span><text:span text:style-name="T54">) flag. Remember that the workspace manages QDL, but does not process it directly. The best you can do it create a variable and pass that in using the </text:span><text:span text:style-name="T19">&gt;</text:span><text:span text:style-name="T54"> to mark it.</text:span></text:p>
      <text:p text:style-name="Preformatted_20_Text"><text:s text:c="3"/>includes ≔{'label 5'}</text:p>
      <text:p text:style-name="Preformatted_20_Text"><text:s text:c="3"/>)) -ii &gt;includes<text:line-break/>Stop #5. Check your functions.: at line 50</text:p>
      <text:p text:style-name="P30"/>
      <text:p text:style-name="P31">This skips every halt call until it hits the one with the given label. At this point, we have a function defined:</text:p>
      <text:p text:style-name="Preformatted_20_Text"><text:s text:c="3"/>)funcs</text:p>
      <text:p text:style-name="Preformatted_20_Text">q([2])</text:p>
      <text:p text:style-name="Preformatted_20_Text">1 total functions</text:p>
      <text:p text:style-name="P31"/>
      <text:p text:style-name="P31">To run without any interrupts, you can still use the -go flag</text:p>
      <text:p text:style-name="Preformatted_20_Text"><text:s text:c="3"/>)) -go</text:p>
      <text:p text:style-name="Preformatted_20_Text">done!</text:p>
      <text:p text:style-name="Preformatted_20_Text">exit pid 10<text:span text:style-name="T55">1</text:span></text:p>
      <text:h text:style-name="Heading_20_2" text:outline-level="2"><text:line-break/><text:span text:style-name="T55">Using includes and excludes</text:span></text:h>
      <text:p text:style-name="P32">Now that we have seen the SI in action, we should talk about included and excluded interrupts. These are lists that are exclusive, so </text:p>
      <text:list text:style-name="L1">
        <text:list-item>
          <text:p text:style-name="P65">included &lt;==&gt; only those give are viable</text:p>
        </text:list-item>
        <text:list-item>
          <text:p text:style-name="P65">excluded &lt;==&gt; those given are skipped, all other are viable.</text:p>
        </text:list-item>
      </text:list>
      <text:p text:style-name="P32">You may give these at any time including</text:p>
      <text:list text:style-name="L2">
        <text:list-item>
          <text:p text:style-name="P66">When running the buffer initially</text:p>
        </text:list-item>
        <text:list-item>
          <text:p text:style-name="P66">When resuming the buffer</text:p>
        </text:list-item>
        <text:list-item>
          <text:p text:style-name="P66">(once a pid is assigned) explicitly setting them with </text:p>
          <text:p text:style-name="P59">)si set pid <text:span text:style-name="T55">{-ii regex | set | stem} {-xi regex | set | stem}</text:span></text:p>
        </text:list-item>
      </text:list>
      <text:p text:style-name="P32"/>
      <text:p text:style-name="P34"><text:span text:style-name="T25">-</text:span><text:span text:style-name="T24">ii = -included_interrupts</text:span>,<text:span text:style-name="T24"> -xi = -excluded_interrupts</text:span><text:span text:style-name="T57">.</text:span></text:p>
      <text:p text:style-name="P32">The workspace is not a QDL parser (Gödel would approve), so you cannot include general QDL as an argument. You can set a variable and point to that, as indicated above, with <text:s/><text:span text:style-name="T17">&gt;</text:span>. So all of these work:</text:p>
      <text:p text:style-name="Preformatted_20_Text"><text:s text:c="3"/>i_set ≔ {'a','b','c'};<text:line-break/> i_list. ≔ ['a','b','c'];<text:line-break/> i_stem. ≔ {'a_key':'a', 'b_key':'b', 'c_key':'c'}</text:p>
      <text:p text:style-name="Text_20_body"><text:s/><text:span text:style-name="T56">In the case of a stem, the values are taken and the keys are ignored.</text:span></text:p>
      <text:p text:style-name="P33">If you supply and argument without <text:span text:style-name="T17">&gt;</text:span>. it is assumed to be a regular expression and matching will be done against that. So another way in the previous example to hop to label 5 would have been</text:p>
      <text:p text:style-name="Preformatted_20_Text">)) -ii 'label 5'</text:p>
      <text:p text:style-name="P35">(which would match exactly although you can get quite clever with regexes).</text:p>
      <text:p text:style-name="P20"><text:soft-page-break/><text:span text:style-name="T57">Note that if both -ii and -xi are given, the net effect is to do all.</text:span></text:p>
      <text:p text:style-name="P20"><text:span text:style-name="T57">To clear a list, you can set it on the command line to </text:span>∅ <text:span text:style-name="T57">(empty set), {} or [], e.g.</text:span></text:p>
      <text:p text:style-name="Preformatted_20_Text"><text:s text:c="3"/>)) -<text:span text:style-name="T57">i</text:span>i &gt;my_<text:span text:style-name="T57">i_</text:span>set</text:p>
      <text:p text:style-name="P35">would run until it hits an element in my_i_set. To resume with -xi now, just set the includes to the empty set</text:p>
      <text:p text:style-name="Preformatted_20_Text"><text:s text:c="3"/>)) -ii {} -xi &gt;my_x_set</text:p>
      <text:p text:style-name="Text_20_body"/>
      <text:p text:style-name="Text_20_body">Final note: <text:span text:style-name="T58">includes and excludes apply to halt functions that have a label. No label is interpreted as an unconditional interrupt I, </text:span><text:span text:style-name="T13">i.e., </text:span><text:span text:style-name="T33">it must be done no matter what.</text:span><text:span text:style-name="T47"><text:line-break/></text:span><text:line-break/><text:span text:style-name="T57">Conditional execution of halt</text:span></text:p>
      <text:p text:style-name="P35">You may also set halt to run as part of a conditional in the script, without recourse to using the SI. Just treat it like any other expression</text:p>
      <text:p text:style-name="P19"><text:s text:c="3"/><text:span text:style-name="T57">size(args() &lt;3) ? halt('missing arguments!');</text:span></text:p>
      <text:p text:style-name="Text_20_body"/>
      <text:p text:style-name="P36">means that if the number of arguments to the script is less than 3, an interrupt will be sent. </text:p>
      <text:h text:style-name="P53" text:outline-level="1">Example running with &amp;</text:h>
      <text:p text:style-name="Text_20_body"><text:span text:style-name="T59">These allow for keeping the state of the code separate from the main workspace. In the case of &amp;, local state will be created, and the state of the workspace is inherited. When done, it is lost (although like named variables might be overwritten). See the next section for an example using </text:span><text:span text:style-name="T20">!</text:span>.</text:p>
      <text:p text:style-name="P9">Taking our example above in a new workspace.</text:p>
      <text:p text:style-name="Preformatted_20_Text"><text:span text:style-name="T4"><text:s text:c="3"/></text:span><text:s text:c="3"/>) h_test &amp;</text:p>
      <text:p text:style-name="Preformatted_20_Text">starting halt test</text:p>
      <text:p text:style-name="Preformatted_20_Text">Stop #1. at line 34</text:p>
      <text:p text:style-name="Preformatted_20_Text">pid: 10<text:span text:style-name="T59">1</text:span></text:p>
      <text:p text:style-name="Preformatted_20_Text"><text:s text:c="3"/>)si set 10<text:span text:style-name="T59">1</text:span></text:p>
      <text:p text:style-name="Preformatted_20_Text">pid set to 10<text:span text:style-name="T59">1</text:span></text:p>
      <text:p text:style-name="Preformatted_20_Text"><text:s text:c="3"/>))</text:p>
      <text:p text:style-name="Preformatted_20_Text">arg stop #1.: at line 35</text:p>
      <text:p text:style-name="Preformatted_20_Text"><text:s text:c="3"/>))</text:p>
      <text:p text:style-name="Preformatted_20_Text">Stop #2. a. is set: at line 37</text:p>
      <text:p text:style-name="Preformatted_20_Text"><text:s text:c="3"/>)vars</text:p>
      <text:p text:style-name="Preformatted_20_Text">A <text:s/>B <text:s/>C <text:s/>a. <text:s/>h <text:s/></text:p>
      <text:p text:style-name="Standard"><text:span text:style-name="T5"><text:line-break/></text:span>If we decide to<text:span text:style-name="T5"> </text:span>abandon <text:span text:style-name="T59">this and go back to the main workspace, we set the pid to 0</text:span></text:p>
      <text:p text:style-name="Standard"><text:s/></text:p>
      <text:p text:style-name="Preformatted_20_Text"><text:s text:c="3"/><text:span text:style-name="T59">)si set 0</text:span></text:p>
      <text:p text:style-name="Preformatted_20_Text">system process restored </text:p>
      <text:p text:style-name="Preformatted_20_Text"><text:s text:c="3"/><text:span text:style-name="T59">)vars</text:span></text:p>
      <text:p text:style-name="Preformatted_20_Text">h</text:p>
      <text:p text:style-name="P8"/>
      <text:p text:style-name="P8">which is just what we defined before we started. This is very convenient if the script is misbehaving and we need a bunch of bad state to just go away.</text:p>
      <text:p text:style-name="P8"/>
      <text:h text:style-name="P57" text:outline-level="2"><text:soft-page-break/>Example running with !</text:h>
      <text:p text:style-name="P9">Here, the state of the script is completely independent of the workspace. Starting in a new workspaces</text:p>
      <text:p text:style-name="P21"><text:s text:c="2"/>h := info('user').'qdl_home' + '/examples/halt-test.qdl'halt_test.qdl'</text:p>
      <text:p text:style-name="Preformatted_20_Text"><text:s text:c="2"/>)b create h_test &gt;h</text:p>
      <text:p text:style-name="Preformatted_20_Text"><text:s text:c="2"/>) h_test !</text:p>
      <text:p text:style-name="Preformatted_20_Text">starting halt test</text:p>
      <text:p text:style-name="Preformatted_20_Text">Stop #1. at line 34</text:p>
      <text:p text:style-name="Preformatted_20_Text">pid: 10<text:span text:style-name="T59">1</text:span></text:p>
      <text:p text:style-name="P9">Running this a few more times to get state:</text:p>
      <text:p text:style-name="P21"><text:s text:c="3"/>)si set 10<text:span text:style-name="T59">1</text:span></text:p>
      <text:p text:style-name="P21">pid set to 10<text:span text:style-name="T59">1</text:span></text:p>
      <text:p text:style-name="P21"><text:s text:c="3"/>))</text:p>
      <text:p text:style-name="P21">arg stop #1.: at line 35</text:p>
      <text:p text:style-name="P21"><text:s text:c="3"/>))</text:p>
      <text:p text:style-name="P21">Stop #2. a. is set: at line 37</text:p>
      <text:p text:style-name="P21"><text:s text:c="3"/>)vars</text:p>
      <text:p text:style-name="P21">A <text:s/>B <text:s/>C <text:s/>a. <text:s text:c="2"/></text:p>
      <text:p text:style-name="Standard"/>
      <text:p text:style-name="Standard">Note that <text:span text:style-name="T59">h, which we defined in the main workspace, is absent. If we pop back over to the main workspace:</text:span></text:p>
      <text:p text:style-name="Standard"><text:s text:c="3"/></text:p>
      <text:p text:style-name="Preformatted_20_Text"><text:s text:c="3"/><text:span text:style-name="T59">)si set 0</text:span></text:p>
      <text:p text:style-name="Preformatted_20_Text">system process restored </text:p>
      <text:p text:style-name="Preformatted_20_Text"><text:s text:c="3"/><text:span text:style-name="T59">)vars</text:span></text:p>
      <text:p text:style-name="Preformatted_20_Text">h</text:p>
      <text:p text:style-name="P8"/>
      <text:p text:style-name="P9">We can toggle back and forth between these processes as much as we like if we need to compare them.</text:p>
      <text:h text:style-name="Heading_20_1" text:outline-level="1"><text:span text:style-name="T62">Debugging </text:span>scripts</text:h>
      <text:h text:style-name="Heading_20_2" text:outline-level="2">Running with script_load or script_run</text:h>
      <text:p text:style-name="P40"><text:span text:style-name="T61">Generally you can just invoke the script with </text:span><text:span text:style-name="T26">script_load</text:span><text:span text:style-name="T61"> or </text:span><text:span text:style-name="T26">script_run</text:span><text:span text:style-name="T61"> and if an interrupt is sent, execution passes to the SI facility. One useful little trick for keeping your state wholly separate when using script_load is to encase the call in a block statement:</text:span></text:p>
      <text:p text:style-name="Preformatted_20_Text">block[script_load(. . .);];</text:p>
      <text:p text:style-name="P37"/>
      <text:p text:style-name="P37">which will make a new local environment and run the script in it. This is equivalent to the buffer run command with a <text:span text:style-name="T17">&amp;</text:span> appended.</text:p>
      <text:p text:style-name="P38"/>
      <text:h text:style-name="Heading_20_2" text:outline-level="2">Running from the command line</text:h>
      <text:p text:style-name="P39">If you have set your QDL program to be <text:a xlink:type="simple" xlink:href="https://qdl-lang.org/pdf/qdl_scripting.pdf" text:style-name="Internet_20_link" text:visited-style-name="Visited_20_Internet_20_Link">runnable from the command line</text:a>, then if you have interrupts, they will be caught and you will be dumped out in the workspace. A few things to note:</text:p>
      <text:list text:style-name="L3">
        <text:list-item>
          <text:p text:style-name="P67">The configuration of the workspace will be whatever you set and normally this does not have echo, pretty_print or other niceties <text:span text:style-name="T63">automatically </text:span>configured. When in doubt, issue</text:p>
          <text:p text:style-name="P60"><text:soft-page-break/>)ws get</text:p>
          <text:p text:style-name="P67">to see what the current state is.</text:p>
        </text:list-item>
        <text:list-item>
          <text:p text:style-name="P67">When you finish running the script, you will still be in the workspace until you exit it.</text:p>
        </text:list-item>
        <text:list-item>
          <text:p text:style-name="P67">It is not possible to specify initial include, excludes when running a script.</text:p>
        </text:list-item>
      </text:list>
      <text:p text:style-name="P39">The halt test will run from the command line, so give it a try.</text:p>
      <text:p text:style-name="P39"/>
      <text:h text:style-name="Heading_20_1" text:outline-level="1"><text:span text:style-name="T76">Sample debugging session with</text:span> halt_test.qdl</text:h>
      <text:p text:style-name="P44"><text:span text:style-name="T64">Start by c</text:span>reat<text:span text:style-name="T64">ing</text:span> a buffer <text:span text:style-name="T64">for the script. </text:span></text:p>
      <text:p text:style-name="P42"><text:s text:c="3"/>)b create <text:span text:style-name="T65">h_test </text:span>/home<text:span text:style-name="T66">/</text:span><text:span text:style-name="T67">jeff/apps/</text:span><text:span text:style-name="T66">qdl</text:span>/examples/halt_test.qdl</text:p>
      <text:p text:style-name="P42">0| |<text:span text:style-name="T65">h_test: </text:span>/home/<text:span text:style-name="T67">jeff/apps</text:span><text:span text:style-name="T66">/qdl</text:span>/examples/halt_test.qdl</text:p>
      <text:p text:style-name="P44"><text:line-break/><text:span text:style-name="T66">This sample has multiple halt statement in it. </text:span><text:span text:style-name="T65">Invoking it (the 0 argument is the buffer number)</text:span><text:span text:style-name="T66">:</text:span></text:p>
      <text:p text:style-name="P42"><text:s text:c="2"/>) 0</text:p>
      <text:p text:style-name="P42">starting halt test</text:p>
      <text:p text:style-name="P41">103</text:p>
      <text:p text:style-name="P44"/>
      <text:p text:style-name="P47"><text:span text:style-name="T68">The script is now running with the same state as the workspace, so any variables etc. the script creates will be in your workspace after the process ends. </text:span><text:span text:style-name="T65">This shows the startup message and the associated pid. This process is now suspended. After running it a couple of times to get more interesting state messages, we can l</text:span>ist the current state indicator. Th<text:span text:style-name="T65">ese</text:span> <text:span text:style-name="T65">are</text:span> all the currently running processes in QDL.</text:p>
      <text:p text:style-name="P42"><text:s text:c="2"/>)si list</text:p>
      <text:p text:style-name="P14">pid <text:s text:c="2"/>| active | stmt <text:s/>| line <text:s/>| time <text:s text:c="21"/>| size | message</text:p>
      <text:p text:style-name="P14">0 <text:s text:c="4"/>| <text:s/>--- <text:s text:c="2"/>| <text:s text:c="6"/>| <text:s text:c="6"/>| 2025-05-11T12:44:46.182Z <text:s/>| 0 <text:s text:c="3"/>| system</text:p>
      <text:p text:style-name="P14">103 <text:s text:c="2"/>| <text:s text:c="2"/>* <text:s text:c="3"/>| 7 <text:s text:c="4"/>| 21 <text:s text:c="3"/>| 2025-05-11T12:53:43.028Z <text:s/>| 0 <text:s text:c="3"/>| Stop #4. Check your variables</text:p>
      <text:p text:style-name="P44"/>
      <text:p text:style-name="P47">Meaning there <text:span text:style-name="T69">are</text:span> exactly <text:span text:style-name="T69">two</text:span> process<text:span text:style-name="T69">es. </text:span>(<text:span text:style-name="T69">T</text:span>he process id or <text:span text:style-name="T15">pid</text:span><text:span text:style-name="T38"> identifies these.</text:span><text:span text:style-name="T39">)</text:span><text:span text:style-name="T38"> The main system process is always pid = 0. </text:span><text:span text:style-name="T39">The other process, with pid = 103, is currently suspended at line 21 </text:span><text:span text:style-name="T40">and is the active process. In this example, we are already running another copy of halt_test, complete with its own state.</text:span></text:p>
      <text:p text:style-name="P47"><text:span text:style-name="T41">S</text:span><text:span text:style-name="T38">tart</text:span><text:span text:style-name="T41">ing</text:span><text:span text:style-name="T38"> the buffer with <text:s/></text:span><text:span text:style-name="T15">&amp; </text:span><text:span text:style-name="T38">added will completely clone the current workspace </text:span><text:span text:style-name="T42">(allowing all current state to be used by the script)</text:span><text:span text:style-name="T38">, load the buffer in to that and run it until the first </text:span><text:span text:style-name="T27">halt</text:span><text:span text:style-name="T38"> is invoked. </text:span><text:span text:style-name="T42">This means in both cases once the process ends, the workspace is returned to its original state. </text:span><text:span text:style-name="T43">Compare this with using a </text:span><text:span text:style-name="T45">! </text:span><text:span text:style-name="T43">rather than the </text:span><text:span text:style-name="T45">&amp;</text:span><text:span text:style-name="T43">: That would start a new instance of QDL with </text:span><text:span text:style-name="T16">nothing</text:span><text:span text:style-name="T43"> from the current state. Useful for other operations. Both </text:span><text:span text:style-name="T45">!</text:span><text:span text:style-name="T43"> and </text:span><text:span text:style-name="T45">&amp;</text:span><text:span text:style-name="T43"> cannot be given at the same time </text:span><text:span text:style-name="T44">and you will get an error if you try</text:span><text:span text:style-name="T43">.</text:span></text:p>
      <text:p text:style-name="P42"><text:s text:c="2"/>) 0 &amp;</text:p>
      <text:p text:style-name="P42">starting halt test</text:p>
      <text:p text:style-name="P42">1<text:span text:style-name="T70">0</text:span><text:span text:style-name="T69">4</text:span></text:p>
      <text:p text:style-name="P44"/>
      <text:p text:style-name="P47">What this does is start evaluating the script (in this case it just prints a message) and once a halt() is encountered, the pid is returned. Since the script is now suspended, you can just view its state in the state indicator:</text:p>
      <text:p text:style-name="P42"><text:soft-page-break/><text:s text:c="2"/>)si list</text:p>
      <text:p text:style-name="P14">pid | active | stmt <text:s/>| line <text:s/>| time <text:s text:c="21"/>| size <text:s/>| message</text:p>
      <text:p text:style-name="P14">0 <text:s text:c="2"/>| <text:s/>--- <text:s text:c="2"/>| <text:s text:c="6"/>| <text:s/>-- <text:s text:c="2"/><text:span text:style-name="T69">| 2025-05-11T12:51:40.033Z </text:span><text:s/>| <text:span text:style-name="T69">0 </text:span><text:s text:c="4"/>| system</text:p>
      <text:p text:style-name="P14">103 | <text:s text:c="2"/>* <text:s text:c="3"/>| 7 <text:s text:c="4"/>| 21 <text:s text:c="3"/>| 2025-05-11T12:53:43.028Z <text:s/>| 2965 <text:s/>| Stop #4. Check your variables</text:p>
      <text:p text:style-name="P14">1<text:span text:style-name="T70">0</text:span><text:span text:style-name="T69">4</text:span> | <text:s/>--- <text:s text:c="2"/>| 1 <text:s text:c="4"/>| <text:span text:style-name="T69">15 <text:s text:c="3"/>| 2025-05-11T12:57:19.341Z </text:span><text:s/>| 2965 <text:s/>| Stop #1.</text:p>
      <text:p text:style-name="P44"/>
      <text:p text:style-name="P44"><text:span text:style-name="T66">What this shows is the new entry with pid 1</text:span><text:span text:style-name="T70">0</text:span><text:span text:style-name="T69">4</text:span><text:span text:style-name="T66">. It lists what the active state is (0, marked with a *) and what </text:span><text:span text:style-name="T70">statement </text:span><text:span text:style-name="T66">number the halt() was encountered on, </text:span><text:span text:style-name="T70">h</text:span><text:span text:style-name="T66">ere </text:span><text:span text:style-name="T70">stmt</text:span><text:span text:style-name="T66"> 1 in the file. </text:span></text:p>
      <text:p text:style-name="P44"><text:span text:style-name="T66">The time this was started is shown. The size </text:span><text:span text:style-name="T71">(in bytes) </text:span><text:span text:style-name="T66">of the state (includes all variables and what not is shown). Finally, when </text:span><text:span text:style-name="T29">halt(msg</text:span><text:span text:style-name="T30">)</text:span><text:span text:style-name="T34"> is invoked, the message is displayed in the last column. <text:s/></text:span><text:span text:style-name="T35">It may also be printed to the console if you use the </text:span><text:span text:style-name="T29">message </text:span><text:span text:style-name="T35">command.</text:span><text:span text:style-name="T34"> Let's set the default for the workspace to pid = 1</text:span><text:span text:style-name="T36">0</text:span><text:span text:style-name="T37">4</text:span><text:span text:style-name="T34">:</text:span></text:p>
      <text:p text:style-name="P42"><text:s text:c="2"/>)si set 1<text:span text:style-name="T70">0</text:span><text:span text:style-name="T65">4</text:span></text:p>
      <text:p text:style-name="P42">pid set to 1<text:span text:style-name="T70">0</text:span><text:span text:style-name="T65">4</text:span></text:p>
      <text:p text:style-name="P44"><text:line-break/><text:span text:style-name="T66">Now we can simply use the </text:span><text:span text:style-name="T14">resume</text:span><text:span text:style-name="T34"> shorthand (a double left parentheses) without argument to run to the next halt command:</text:span></text:p>
      <text:p text:style-name="P42"><text:s text:c="2"/>))</text:p>
      <text:p text:style-name="P44"/>
      <text:p text:style-name="P47">Since there was no output from the script, but a variable was set, nothing displays. Now let's show the state indicator again:</text:p>
      <text:p text:style-name="P42"><text:s text:c="2"/>)si list</text:p>
      <text:p text:style-name="P14">pid | active | stmt <text:s/>| line <text:s/>| time <text:s text:c="21"/>| size <text:s/>| message</text:p>
      <text:p text:style-name="P14">0 <text:s text:c="2"/>| <text:s/>--- <text:s text:c="2"/>| <text:s text:c="6"/>| <text:s/>-- <text:s text:c="2"/><text:span text:style-name="T69">| 2025-05-11T12:51:40.033Z </text:span><text:s/>| <text:span text:style-name="T69">0 </text:span><text:s text:c="4"/>| system</text:p>
      <text:p text:style-name="P14">103 | <text:s text:c="2"/>* <text:s text:c="3"/>| 7 <text:s text:c="4"/>| 21 <text:s text:c="3"/>| 2025-05-11T12:53:43.028Z <text:s/>| 2965 <text:s/>| Stop #4. Check your variables</text:p>
      <text:p text:style-name="P42"><text:span text:style-name="T72">1</text:span><text:span text:style-name="T73">0</text:span><text:span text:style-name="T74">4</text:span><text:span text:style-name="T72"> | <text:s/>--- <text:s text:c="2"/>| 1 <text:s text:c="4"/>| </text:span><text:span text:style-name="T74">15 <text:s text:c="3"/>| 2025-05-11T12:57:</text:span><text:span text:style-name="T75">53</text:span><text:span text:style-name="T74">.</text:span><text:span text:style-name="T75">002</text:span><text:span text:style-name="T74">Z </text:span><text:span text:style-name="T72"><text:s/>| 3001 <text:s/>| Stop #2. a. is set</text:span></text:p>
      <text:p text:style-name="P43"/>
      <text:p text:style-name="P46">The message in the halt command is that a variable, <text:span text:style-name="T11">a.</text:span><text:span text:style-name="T31"> was set. Let's check the variables in the workspace:</text:span></text:p>
      <text:p text:style-name="P42"><text:s text:c="2"/>)vars</text:p>
      <text:p text:style-name="P42">a. <text:s/>java#eg. <text:s/></text:p>
      <text:p text:style-name="P42"><text:s text:c="2"/>a.</text:p>
      <text:p text:style-name="P42">[2,4,6]</text:p>
      <text:p text:style-name="P44"/>
      <text:p text:style-name="P47">If we want we can swap back to the original state of the workspace by setting the pid to 0:</text:p>
      <text:p text:style-name="P42">)si set 0</text:p>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a75eb"/>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4T05:32:28.743702644</meta:creation-date>
    <dc:date>2025-06-08T08:48:19.688399091</dc:date>
    <meta:editing-duration>P4DT10H38M1S</meta:editing-duration>
    <meta:editing-cycles>14</meta:editing-cycles>
    <meta:generator>LibreOffice/24.2.7.2$Linux_X86_64 LibreOffice_project/420$Build-2</meta:generator>
    <meta:document-statistic meta:table-count="0" meta:image-count="0" meta:object-count="0" meta:page-count="9" meta:paragraph-count="228" meta:word-count="3138" meta:character-count="17643" meta:non-whitespace-character-count="14140"/>
  </office:meta>
</office:document-meta>
</file>